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tserrat Medium" svg:font-family="'Montserrat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tserrat Medium" fo:font-size="11pt" officeooo:paragraph-rsid="000c7b6f" style:font-size-asian="11pt" style:font-size-complex="11pt"/>
    </style:style>
    <style:style style:name="T1" style:family="text">
      <style:text-properties officeooo:rsid="000c7b6f"/>
    </style:style>
    <style:style style:name="T2" style:family="text">
      <style:text-properties officeooo:rsid="000ca1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uascalientes 0 Morelos 0 Baja California 4 Nayarit 0 Baja California Sur 0 Nuevo León 1 Campeche 0 Oaxaca 4 Chiapas 3 Puebla 2 Chihuahua 21 Querétaro 0 Ciudad de México 1 Quintana Roo 1 Coahuila 1 San Luis Potosí 1 Colima 0 Sinaloa 2 Durango 0 Sonora 2 Estado de México 9 Tabasco 3 Guanajuato 8 Tamaulipas 2 Guerrero 1 Tlaxcala 0 Hidalgo 1 Veracruz 13 Jalisco 1 Yucatán 0 Michoacán 5 Zacatecas 1 Total 87Fuente: Fiscalías, del 01 de enero de 2023. Víctimas reportadas por delito de homicidio (Fiscalías Estatales y Dependencias Federales) Entidades Enero 01 Entidades Enero 01 Aguascalientes 0 Morelos 3 Baja California 1 Nayarit 0 Baja California Sur 0 Nuevo León 3 Campeche 0 Oaxaca 4 Chiapas 1 Puebla 1 Chihuahua 2 Querétaro 0 Ciudad de México 0 Quintana Roo 1 Coahuila 2 San Luis Potosí 2 Colima 3 Sinaloa 0 Durango 0 Sonora 7 Estado de México 4 Tabasco 1 Guanajuato 7 Tamaulipas 1 Guerrero 1 Tlaxcala 1 Hidalgo 0 Veracruz 2 Jalisco 7 Yucatán 0 Michoacán 1 Zacatecas 5 Total 60Fuente: Fiscalías, del 01 de enero de 2024. Víctimas reportadas por delito de homicidio (Fiscalías Estatales y Dependencias Federales) Entidades Febrero 01 Entidades Febrero 01 Aguascalientes 0 Morelos 0 Baja California 4 Nayarit 0 Baja California Sur 0 Nuevo León 3 Campeche 0 Oaxaca 1 Chiapas 0 Puebla 2 Chihuahua 4 Querétaro 0 Ciudad de México 2 Quintana Roo 3 Coahuila 0 San Luis Potosí 4 Colima 2 Sinaloa 2 Durango 0 Sonora 3 Estado de México 3 Tabasco 1 Guanajuato 16 Tamaulipas 0 Guerrero 5 Tlaxcala 0 Hidalgo 1 Veracruz 4 Jalisco 2 Yucatán 0 Michoacán 12 Zacatecas 8 Total 82Fuente: Fiscalías, del 01 de febrero de 2023. Víctimas reportadas por delito de homicidio (Fiscalías Estatales y Dependencias Federales) Entidades Febrero 01 Entidades Febrero 01 Aguascalientes 0 Morelos 1 Baja California 6 Nayarit 0 Baja California Sur 0 Nuevo León 5 Campeche 0 Oaxaca 0 Chiapas 1 Puebla 0 Chihuahua 10 Querétaro 0 Ciudad de México 0 Quintana Roo 0 Coahuila 0 San Luis Potosí 2 Colima 0 Sinaloa 1 Durango 0 Sonora 12 Estado de México 5 Tabasco 1 Guanajuato 6 Tamaulipas 1 Guerrero 5 Tlaxcala 2 Hidalgo 1 Veracruz 0 Jalisco 4 Yucatán 0 Michoacán 5 Zacatecas 1 Total 69Fuente: Fiscalías, del 01 de febrero de 2024. Víctimas reportadas por delito de homicidio (Fiscalías Estatales y Dependencias Federales) Entidades Marzo 01 Entidades Marzo 01 Aguascalientes 0 Coahuila 0 San Luis Potosí 1 Colima 4 Sinaloa 2 Durango 1 Sonora 5 Estado de México 5 Tabasco 1 Guanajuato 4 Tamaulipas 1 Guerrero 4 Tlaxcala 0 Hidalgo 5 Veracruz 2 Jalisco 3 Yucatán 0 Michoacán 6 Zacatecas 4 Total 70Fuente: Fiscalías, del 01 de marzo de 2023. Víctimas reportadas por delito de homicidio (Fiscalías Estatales y Dependencias Federales) Entidades Marzo 01 Entidades Marzo 01 Aguascalientes 2 Morelos 3 Baja California 2 Nayarit 0 Baja California Sur 0 Nuevo León 2 Campeche 0 Oaxaca 2 Chiapas 1 Puebla 1 Chihuahua 4 Querétaro 0 Ciudad de México 5 Quintana Roo 2 Coahuila 2 <text:s/>Sinaloa 0 Durango 1 Sonora 2 Estado de México 9 Tabasco 1 Guanajuato 14 Tamaulipas 0 Guerrero 4 Tlaxcala 0 Hidalgo 1 Veracruz 3 Jalisco 3 Yucatán 0 Michoacán 7 Zacatecas 10 Total 81Fuente: Fiscalías, del 01 de abril de 2023. Víctimas reportadas por delito de homicidio (Fiscalías Estatales y Dependencias Fed o0o0o0o0o0o0o0o0o0o0o0o0o0o0o0o0o0o0o0o0o0o0o0o0o0o0o0o0o0o0o0o0o0o0o0o0o0o0o0o0o0o0o0o0o0o0o0o0o0o0o0o0o0o0o0o0o0o0o0o0o0o0o0o0o0o0o0o0o0o0o0o0o0o0o0o0o0o0o0o0o0o0o0o0o0o0o0o0o0o0o0o0o0o0o0o0o1l|1l|1l|1l|1l|1l|1l|1l|1l|1l|1l|1l|1l|1l|1l|1l|1l|1l|1l|1l|1l|1l|1l|1l|1l|1l|1l|1l|1l|1l|1l|1l|1l|1l|1l|1l|1l|1l|1l|1l|1l|1l|1l|1l|1l|1l|1l|1l|1l|1l|1l|1l|1l|1l|1l|1l|1l|1l|1l|1l|1l|1l<text:span text:style-name="T1">z2Zz2Zz2Zz2Zz2Zz2Zz2Zz2Zz2Zz2Zz2Zz2Zz2Zz2Zz2Zz2Zz2Zz2Zz2Z</text:span>ll111111lll111111lll111111lll111111lll111111lll111111lll111111lll111111lll111111lll111<text:span text:style-name="T2">1</text:span>11lll111111lll111111lll111111lll111111 0 o 0 o 0 |C|c|C|c|C|c|C|c|C|c|C|c|C|c|C|c|C|c|C|c|C|c|C|c|C|c|C|c|C|c|C|c|C|c|C|c|C|c|C|c|C|c|C|c|C|c|C|c|C|c|C|c|C|c|C|c|C|c|C|c|C|c|C|c|C|c|c|C|c|C|c|C|c|C|c|C|c|C|c|C|c|C|c|C|c|C|c|C|c|C|c|C|c|C|c|C|c|C|c|C|c|C|c|C|c|C|c|C|c|C|c|C|c|C|c| 0123456789 0 1 2 3 4 5 6 7 8 9 10 11 12 14 15 16 17 18 19 20 21 22 23 24 25 26 27 28 29 30 31 32 33 34 35 36 37 38 2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tserrat Medium" svg:font-family="'Montserrat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7T05:55:20.180041922</meta:creation-date>
    <dc:date>2024-10-27T10:31:03.085044225</dc:date>
    <meta:editing-duration>PT4H2M5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" meta:word-count="608" meta:character-count="4161" meta:non-whitespace-character-count="3553"/>
  </office:meta>
</office:document-meta>
</file>